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Normal" style:list-style-name="LFO1" style:family="paragraph"/>
    <style:style style:name="P5" style:parent-style-name="Normal" style:list-style-name="LFO2" style:family="paragraph"/>
    <style:style style:name="P6" style:parent-style-name="Normal" style:list-style-name="LFO3" style:family="paragraph"/>
    <style:style style:name="T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Normal" style:list-style-name="LFO4" style:family="paragraph"/>
    <style:style style:name="P9" style:parent-style-name="Normal" style:list-style-name="LFO5" style:family="paragraph"/>
    <style:style style:name="T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 style:parent-style-name="Normal" style:list-style-name="LFO6" style:family="paragraph"/>
    <style:style style:name="P12" style:parent-style-name="Normal" style:list-style-name="LFO7" style:family="paragraph"/>
    <style:style style:name="P13" style:parent-style-name="Normal" style:list-style-name="LFO8" style:family="paragraph"/>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Normal" style:list-style-name="LFO9" style:family="paragraph"/>
    <style:style style:name="P16" style:parent-style-name="Normal" style:list-style-name="LFO10" style:family="paragraph"/>
  </office:automatic-styles>
  <office:body>
    <office:text text:use-soft-page-breaks="true">
      <text:p text:style-name="P1"><text:span text:style-name="T2">Introduction</text:span></text:p>
      <text:p text:style-name="Normal">This analysis defines the quality requirements for the sub-system, known as the USU Student Application, which I am responsible for developing. I have chosen to define the quality requirements based on the functional requirement “FR-ST-5: Initiation of new society”. The analysis covers four quality attributes, identified as: security and privacy protection, performance, scalability, and reliability. </text:p>
      <text:p text:style-name="Normal"><text:span text:style-name="T3">Security and Privacy Protection:</text:span></text:p>
      <text:list text:style-name="LFO1" text:continue-numbering="true">
        <text:list-item>
          <text:p text:style-name="P4">When users submit a new society application, the subsystem should ensure that their name and contact information (email address, postal address, and telephone number), along with other required society-registration data, is only accessible when authorised to do so. For instance, the Union Officers’ subsystem will require the data, so they can approve the requests for new societies. </text:p>
        </text:list-item>
      </text:list>
      <text:list text:style-name="LFO2" text:continue-numbering="true">
        <text:list-item>
          <text:p text:style-name="P5">When the data entered into the new society application is transmitted from the USU Student Application subsystem to the Union Officers’ subsystem, the data should be protected using TLS 1.2 or higher to ensure secure transmission. Temporary processing data shall be removed. </text:p>
        </text:list-item>
      </text:list>
      <text:list text:style-name="LFO3" text:continue-numbering="true">
        <text:list-item>
          <text:p text:style-name="P6">Temporary approval-process data held within the USU Student Application subsystem should only be stored for a maximum of 24 hours. After this time-length, temporary processing data shall be removed. However, the student’s submitted application record must remain accessible within this subsystem until an approval decision is made, so that the student can track the status of their new society submission. </text:p>
        </text:list-item>
      </text:list>
      <text:p text:style-name="Normal"><text:span text:style-name="T7">Performance:</text:span></text:p>
      <text:list text:style-name="LFO4" text:continue-numbering="true">
        <text:list-item>
          <text:p text:style-name="P8">When a user submits an application for a new society, the transfer of the application data to the USU Operation system for the officer approval should take no more than 2 seconds. </text:p>
        </text:list-item>
      </text:list>
      <text:list text:style-name="LFO5" text:continue-numbering="true">
        <text:list-item>
          <text:p text:style-name="P9">The subsystem should remain responsive when multiple users are submitting applications or entering information simultaneously. Specifically, the subsystem should maintain a response latency of no more than 3 seconds when up to 100 users are concurrently entering or submitting data for a new society. </text:p>
        </text:list-item>
      </text:list>
      <text:p text:style-name="Normal"><text:span text:style-name="T10">Reliability:</text:span></text:p>
      <text:list text:style-name="LFO6" text:continue-numbering="true">
        <text:list-item>
          <text:p text:style-name="P11">The USU Student Application should operate continuously throughout the year, with no more than 12 hours of unplanned downtime within any 12-month period. This ensures students can reliably submit new society applications whenever required. </text:p>
        </text:list-item>
      </text:list>
      <text:list text:style-name="LFO7" text:continue-numbering="true">
        <text:list-item>
          <text:p text:style-name="P12">The subsystem should experience no more than 4 failures per year resulting from maintenance activities, such as software updates and security patches. This prevents unnecessary interruption to the new society initiation process.  </text:p>
        </text:list-item>
      </text:list>
      <text:list text:style-name="LFO8" text:continue-numbering="true">
        <text:list-item>
          <text:p text:style-name="P13">During scheduled maintenance, the subsystem should return to full operation status within a maximum of 12 hours, so students can resume submitting new society applications as soon as possible. </text:p>
        </text:list-item>
      </text:list>
      <text:p text:style-name="Normal"><text:span text:style-name="T14">Scalability:</text:span></text:p>
      <text:soft-page-break/>
      <text:list text:style-name="LFO9" text:continue-numbering="true">
        <text:list-item>
          <text:p text:style-name="P15">The USU Student Application subsystem should be capable of processing and managing up to 300 new society submissions simultaneously without performance degradation, including during the transfer of application data to the USU Operation subsystem for approval. </text:p>
        </text:list-item>
      </text:list>
      <text:list text:style-name="LFO10" text:continue-numbering="true">
        <text:list-item>
          <text:p text:style-name="P16">As the student population of the university-affiliated union increases, the subsystem should scale to support more than 300 simultaneous users, even during periods of maintenance, without causing extended delays in submitting new society applications.<tex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arlotte Holland</meta:initial-creator>
    <dc:creator>Charlotte Holland</dc:creator>
    <meta:creation-date>2025-12-04T12:36:00Z</meta:creation-date>
    <dc:date>2025-12-04T12:46:00Z</dc:date>
    <meta:template xlink:href="Normal" xlink:type="simple"/>
    <meta:editing-cycles>1</meta:editing-cycles>
    <meta:editing-duration>PT300S</meta:editing-duration>
    <meta:document-statistic meta:page-count="2" meta:paragraph-count="6" meta:word-count="480" meta:character-count="3216" meta:row-count="22" meta:non-whitespace-character-count="2742"/>
  </office:meta>
</office:document-meta>
</file>